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D_average" table:style-name="ta1">
        <table:shapes>
          <draw:frame draw:z-index="0" draw:style-name="gr1" draw:text-style-name="P1" svg:width="159.99mm" svg:height="89.99mm" svg:x="63.21mm" svg:y="0mm">
            <loext:p draw:notify-on-update-of-ranges="aggregateDataD_average.A1:aggregateDataD_average.A1 aggregateDataD_average.A2:aggregateDataD_average.A46 aggregateDataD_average.B1:aggregateDataD_average.B1 aggregateDataD_average.B2:aggregateDataD_average.B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6.71429" calcext:value-type="float">
            <text:p>6.71429</text:p>
          </table:table-cell>
          <table:table-cell office:value-type="float" office:value="0.0000485121" calcext:value-type="float">
            <text:p>4.85121E-05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80864" calcext:value-type="float">
            <text:p>0.000080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331755" calcext:value-type="float">
            <text:p>3.31755E-05</text:p>
          </table:table-cell>
        </table:table-row>
        <table:table-row table:style-name="ro1">
          <table:table-cell office:value-type="float" office:value="7.14286" calcext:value-type="float">
            <text:p>7.14286</text:p>
          </table:table-cell>
          <table:table-cell office:value-type="float" office:value="0.00230901" calcext:value-type="float">
            <text:p>0.00230901</text:p>
          </table:table-cell>
        </table:table-row>
        <table:table-row table:style-name="ro1">
          <table:table-cell office:value-type="float" office:value="7.28571" calcext:value-type="float">
            <text:p>7.28571</text:p>
          </table:table-cell>
          <table:table-cell office:value-type="float" office:value="0.000399985" calcext:value-type="float">
            <text:p>0.000399985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282082" calcext:value-type="float">
            <text:p>0.00282082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194585" calcext:value-type="float">
            <text:p>0.00194585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133057" calcext:value-type="float">
            <text:p>0.000133057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735021" calcext:value-type="float">
            <text:p>7.35021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517557" calcext:value-type="float">
            <text:p>0.000517557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1097" calcext:value-type="float">
            <text:p>0.0001097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102121" calcext:value-type="float">
            <text:p>0.0010212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47984" calcext:value-type="float">
            <text:p>0.00047984</text:p>
          </table:table-cell>
        </table:table-row>
        <table:table-row table:style-name="ro1">
          <table:table-cell office:value-type="float" office:value="8.66667" calcext:value-type="float">
            <text:p>8.66667</text:p>
          </table:table-cell>
          <table:table-cell office:value-type="float" office:value="0.000209292" calcext:value-type="float">
            <text:p>0.000209292</text:p>
          </table:table-cell>
        </table:table-row>
        <table:table-row table:style-name="ro1">
          <table:table-cell office:value-type="float" office:value="8.83333" calcext:value-type="float">
            <text:p>8.83333</text:p>
          </table:table-cell>
          <table:table-cell office:value-type="float" office:value="0.000660035" calcext:value-type="float">
            <text:p>0.000660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0382" calcext:value-type="float">
            <text:p>0.0140382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212183" calcext:value-type="float">
            <text:p>0.00212183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0679736" calcext:value-type="float">
            <text:p>0.067973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00927104" calcext:value-type="float">
            <text:p>9.27104E-0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00156913" calcext:value-type="float">
            <text:p>1.56913E-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677903" calcext:value-type="float">
            <text:p>0.000677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42" calcext:value-type="float">
            <text:p>0.00024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212341" calcext:value-type="float">
            <text:p>0.0021234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223713" calcext:value-type="float">
            <text:p>0.0022371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42369" calcext:value-type="float">
            <text:p>0.0004236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110031" calcext:value-type="float">
            <text:p>0.00110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0818" calcext:value-type="float">
            <text:p>0.003081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122568" calcext:value-type="float">
            <text:p>0.012256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653034" calcext:value-type="float">
            <text:p>0.0065303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2023" calcext:value-type="float">
            <text:p>0.1202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0145944" calcext:value-type="float">
            <text:p>0.00145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54273" calcext:value-type="float">
            <text:p>0.0055427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100276" calcext:value-type="float">
            <text:p>0.100276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942293" calcext:value-type="float">
            <text:p>0.00942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13741" calcext:value-type="float">
            <text:p>0.0213741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75982" calcext:value-type="float">
            <text:p>0.007598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220067" calcext:value-type="float">
            <text:p>0.220067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131944" calcext:value-type="float">
            <text:p>0.013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93637" calcext:value-type="float">
            <text:p>0.0893637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608599" calcext:value-type="float">
            <text:p>0.60859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83481" calcext:value-type="float">
            <text:p>1.8348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410835" calcext:value-type="float">
            <text:p>0.410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2642" calcext:value-type="float">
            <text:p>5.62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0489" calcext:value-type="float">
            <text:p>4.80489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2.89929" calcext:value-type="float">
            <text:p>2.89929</text:p>
          </table:table-cell>
        </table:table-row>
      </table:table>
      <table:named-expressions/>
      <table:database-ranges>
        <table:database-range table:name="__Anonymous_Sheet_DB__0" table:target-range-address="aggregateDataD_average.A2:aggregateDataD_average.B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00:41:48.286929484</dc:date>
    <meta:editing-duration>PT1M23S</meta:editing-duration>
    <meta:editing-cycles>1</meta:editing-cycles>
    <meta:document-statistic meta:table-count="1" meta:cell-count="9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22cm" svg:y="0.316cm" chart:style-name="ch2">
          <text:p>Difficulty vs Runtime (s)</text:p>
        </chart:title>
        <chart:subtitle svg:x="6.739cm" svg:y="1.275cm" chart:style-name="ch3">
          <text:p>Average case</text:p>
        </chart:subtitle>
        <chart:plot-area chart:style-name="ch4" table:cell-range-address="aggregateDataD_average.A1:aggregateDataD_average.B46" chart:data-source-has-labels="both" svg:x="1.331cm" svg:y="2.138cm" svg:width="14.349cm" svg:height="5.701cm">
          <chartooo:coordinate-region svg:x="1.94cm" svg:y="2.138cm" svg:width="13.206cm" svg:height="4.11cm"/>
          <chart:axis chart:dimension="x" chart:name="primary-x" chart:style-name="ch5" chartooo:axis-type="auto">
            <chartooo:date-scale/>
            <chart:title svg:x="7.852cm" svg:y="8.019cm" chart:style-name="ch6">
              <text:p>Difficulty</text:p>
            </chart:title>
            <chart:categories table:cell-range-address="aggregateDataD_average.A2:aggregateDataD_average.A46"/>
          </chart:axis>
          <chart:axis chart:dimension="y" chart:name="primary-y" chart:style-name="ch5">
            <chart:title svg:x="0.451cm" svg:y="5.879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D_average.B2:aggregateDataD_average.B46" chart:label-cell-address="aggregateDataD_average.B1:aggregateDataD_average.B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aggregateDataD_average.B1:aggregateDataD_average.B1</svg:desc>
                </draw:g>
              </table:table-cell>
            </table:table-row>
          </table:table-header-rows>
          <table:table-rows>
            <table:table-row>
              <table:table-cell office:value-type="float" office:value="6.71429">
                <text:p>6.71429</text:p>
                <draw:g>
                  <svg:desc>aggregateDataD_average.A2:aggregateDataD_average.A46</svg:desc>
                </draw:g>
              </table:table-cell>
              <table:table-cell office:value-type="float" office:value="0.0000485121">
                <text:p>0.0000485121</text:p>
                <draw:g>
                  <svg:desc>aggregateDataD_average.B2:aggregateDataD_average.B46</svg:desc>
                </draw:g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80864">
                <text:p>0.0000808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331755">
                <text:p>0.0000331755</text:p>
              </table:table-cell>
            </table:table-row>
            <table:table-row>
              <table:table-cell office:value-type="float" office:value="7.14286">
                <text:p>7.14286</text:p>
              </table:table-cell>
              <table:table-cell office:value-type="float" office:value="0.00230901">
                <text:p>0.00230901</text:p>
              </table:table-cell>
            </table:table-row>
            <table:table-row>
              <table:table-cell office:value-type="float" office:value="7.28571">
                <text:p>7.28571</text:p>
              </table:table-cell>
              <table:table-cell office:value-type="float" office:value="0.000399985">
                <text:p>0.000399985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282082">
                <text:p>0.00282082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194585">
                <text:p>0.00194585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133057">
                <text:p>0.000133057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735021">
                <text:p>0.00007350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517557">
                <text:p>0.000517557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1097">
                <text:p>0.0001097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102121">
                <text:p>0.0010212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47984">
                <text:p>0.00047984</text:p>
              </table:table-cell>
            </table:table-row>
            <table:table-row>
              <table:table-cell office:value-type="float" office:value="8.66667">
                <text:p>8.66667</text:p>
              </table:table-cell>
              <table:table-cell office:value-type="float" office:value="0.000209292">
                <text:p>0.000209292</text:p>
              </table:table-cell>
            </table:table-row>
            <table:table-row>
              <table:table-cell office:value-type="float" office:value="8.83333">
                <text:p>8.83333</text:p>
              </table:table-cell>
              <table:table-cell office:value-type="float" office:value="0.000660035">
                <text:p>0.0006600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0382">
                <text:p>0.0140382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212183">
                <text:p>0.00212183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0679736">
                <text:p>0.067973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927104">
                <text:p>0.000092710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156913">
                <text:p>0.000015691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677903">
                <text:p>0.0006779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212341">
                <text:p>0.0021234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223713">
                <text:p>0.0022371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42369">
                <text:p>0.0004236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110031">
                <text:p>0.00110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30818">
                <text:p>0.0030818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122568">
                <text:p>0.012256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653034">
                <text:p>0.00653034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12023">
                <text:p>0.1202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145944">
                <text:p>0.001459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54273">
                <text:p>0.0055427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100276">
                <text:p>0.100276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0.00942293">
                <text:p>0.009422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13741">
                <text:p>0.0213741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75982">
                <text:p>0.007598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220067">
                <text:p>0.220067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131944">
                <text:p>0.01319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893637">
                <text:p>0.0893637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.83481">
                <text:p>1.83481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410835">
                <text:p>0.4108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62642">
                <text:p>5.6264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80489">
                <text:p>4.80489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2.89929">
                <text:p>2.89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